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00e88"/>
    </style:style>
    <style:style style:name="T1" style:family="text">
      <style:text-properties officeooo:rsid="00200e88"/>
    </style:style>
    <style:style style:name="T2" style:family="text">
      <style:text-properties fo:language="vi" fo:country="VN"/>
    </style:style>
    <style:style style:name="T3" style:family="text">
      <style:text-properties fo:language="vi" fo:country="VN" officeooo:rsid="00200e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ava.util public interface Enumeration&lt;E&gt;</text:p>
      <text:p text:style-name="Standard">An object that implements the Enumeration interface generates a series of elements, one at a time. Successive <text:span text:style-name="T1">(lien tiep )</text:span>calls to the nextElement method return successive elements of the series.</text:p>
      <text:p text:style-name="Standard">For example, to print all elements of a Vector&lt;E&gt; v:</text:p>
      <text:p text:style-name="Standard"><text:s text:c="5"/>for (Enumeration&lt;E&gt; e = v.elements(); e.hasMoreElements();)</text:p>
      <text:p text:style-name="Standard"><text:s text:c="9"/>System.out.println(e.nextElement());</text:p>
      <text:p text:style-name="Standard">Methods are provided to enumerate <text:span text:style-name="T1">(liet ke) </text:span>through the elements of a vector, the keys of a hashtable, and the values in a hashtable. Enumerations are also used to specify the input streams to a SequenceInputStream.</text:p>
      <text:p text:style-name="Standard">apiNote:</text:p>
      <text:p text:style-name="P1">The functionality of this interface is duplicated <text:span text:style-name="T1">(</text:span><text:bookmark text:name="tw-target-text"/><text:span text:style-name="T2">trùng lặp</text:span><text:span text:style-name="T3">) </text:span>by the Iterator interface. In addition, Iterator adds an optional remove operation, and has shorter method names. New implementations should consider using Iterator in preference to Enumeration. It is possible to adapt an Enumeration to an Iterator by using the asIterator method.</text:p>
      <text:p text:style-name="Standard">Since:</text:p>
      <text:p text:style-name="Standard">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2T15:45:34.646187478</meta:creation-date>
    <dc:date>2020-06-13T17:13:02.040677485</dc:date>
    <meta:editing-duration>P1DT1H17M17S</meta:editing-duration>
    <meta:editing-cycles>2</meta:editing-cycles>
    <meta:generator>LibreOffice/6.4.3.2$Linux_X86_64 LibreOffice_project/40$Build-2</meta:generator>
    <meta:document-statistic meta:table-count="0" meta:image-count="0" meta:object-count="0" meta:page-count="1" meta:paragraph-count="10" meta:word-count="141" meta:character-count="971" meta:non-whitespace-character-count="826"/>
  </office:meta>
</office:document-meta>
</file>